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officeooo:rsid="0008ca91" officeooo:paragraph-rsid="0008ca9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language="en" fo:country="US" fo:font-weight="bold" officeooo:rsid="0008ca91" officeooo:paragraph-rsid="0008ca9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language="en" fo:country="US" fo:font-weight="bold" officeooo:rsid="0008ca91" officeooo:paragraph-rsid="0008ca91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normal" officeooo:rsid="0008ca91" officeooo:paragraph-rsid="0008ca91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8pt" fo:language="en" fo:country="US" fo:font-weight="bold" officeooo:rsid="0008ca91" officeooo:paragraph-rsid="0008ca91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ll stack development best practices</text:p>
      <text:p text:style-name="P1"/>
      <text:p text:style-name="P4">To create efficient and effective web applications, full-stack developers follow best practices. These best practices can be grouped into two main categories, technical skills and development practices. </text:p>
      <text:p text:style-name="P4"/>
      <text:p text:style-name="P2">1. Technical skills</text:p>
      <text:p text:style-name="P3"/>
      <text:p text:style-name="P4">Technical skills include proficiency in front-end and back-end technologies, familiarity with version control systems, and knowledge of database management. Let's explore each of these in more detail. </text:p>
      <text:p text:style-name="P4"/>
      <text:p text:style-name="P3">Front-end technologies</text:p>
      <text:p text:style-name="P4"/>
      <text:p text:style-name="P4">First, full-stack developers must be proficient in both front-end and back-end technologies. Being proficient means you're not just familiar with these technologies, ​you're skilled and comfortable ​working with them every day. ​Front-end technologies include HTML, CSS, and JavaScript. ​These technologies are the building blocks of the web ​and enable you to create engaging user interfaces. </text:p>
      <text:p text:style-name="P4"/>
      <text:p text:style-name="P3">Back-end technologies</text:p>
      <text:p text:style-name="P3"/>
      <text:p text:style-name="P4">​On the back-end, it's all about ​server-side languages like C#, ​Python, Ruby, or Node.js. ​Mastery of these languages allows you to build ​robust server logic that supports the entire application. ​Keep in mind that you do not need to know all of these. </text:p>
      <text:p text:style-name="P4"/>
      <text:p text:style-name="P3">Version control systems</text:p>
      <text:p text:style-name="P3"/>
      <text:p text:style-name="P4">Next, let's focus on version control systems. ​Imagine you're working on a team project and suddenly ​you need to revert to an earlier version of your code. ​With version control systems like Git, ​this is simple and efficient, ​saving you hours of potential rework. ​Version control systems are tools that help ​developers track and manage changes to their code. These systems allow multiple developers to work on ​the same code base simultaneously without conflicts. ​</text:p>
      <text:p text:style-name="P4"/>
      <text:p text:style-name="P3">Database management</text:p>
      <text:p text:style-name="P4"/>
      <text:p text:style-name="P4">Another critical technical skill ​is knowledge of database management. ​Database management involves ​organizing and storing data in ​a way that can be easily accessed, managed, and updated. ​You should be familiar with SQL databases like MySQL ​as well as NoSQL databases like MongoDB. ​Proper database management ensures that your application ​can store and retrieve data efficiently and securely. </text:p>
      <text:p text:style-name="P4"/>
      <text:p text:style-name="P2"><text:soft-page-break/>2. Development practices</text:p>
      <text:p text:style-name="P3"/>
      <text:p text:style-name="P4">With a strong technical foundation in place, ​let's now explore the development practices ​that will help you build secure, ​maintainable, and efficient applications. ​These include writing clean, maintainable code, ​applying security best practices, ​debugging and optimizing code, and continuous learning. </text:p>
      <text:p text:style-name="P4"/>
      <text:p text:style-name="P3">Clean maintainable code</text:p>
      <text:p text:style-name="P3"/>
      <text:p text:style-name="P4">​First, writing clean, maintainable code is crucial. ​Clean code refers to code that is easy ​to read, understand, and modify, ​while maintainable code is code that can be ​easily updated or expanded upon by others. ​Full-stack developers writing clean, ​maintainable code means following coding standards, ​writing meaningful comments, and ​organizing your code logically. ​Clean code reduces bugs and makes it easier for ​teams to work together, ensuring long-term success. </text:p>
      <text:p text:style-name="P4"/>
      <text:p text:style-name="P3">Security best practices</text:p>
      <text:p text:style-name="P4"/>
      <text:p text:style-name="P4">Security best practices are guidelines that help ​protect software and data from unauthorized access, ​breaches, or other threats. As a full-stack developer, ​this means implementing data encryption, ​secure authentication, ​and input validation to ​protect your applications from threats. </text:p>
      <text:p text:style-name="P4"/>
      <text:p text:style-name="P3">Debugging and optimizing code</text:p>
      <text:p text:style-name="P4"/>
      <text:p text:style-name="P4">​Debugging focuses on identifying ​and fixing errors in code, ​while optimization enhances ​code efficiency and performance. ​This includes reducing load times, ​improving database queries, and simplifying your code. ​Efficient code leads to better performance, ​which is crucial for user experience. ​Finally, let's talk about continuous learning. ​Continuous learning refers to ​the ongoing process of developing ​new skills and knowledge. </text:p>
      <text:p text:style-name="P4"/>
      <text:p text:style-name="P3">Continuous learning </text:p>
      <text:p text:style-name="P4"/>
      <text:p text:style-name="P4">​In the fast-paced tech industry, ​staying updated with latest tools and ​trends is essential for career growth. ​As a full-stack developer, ​you should always be exploring new technologies, ​frameworks, and best practices to stay competitive. ​Engaging in continuous learning helps you ​adapt to changes and advances in the field, ​ensuring that you remain an effective developer. ​In this video, we explored ​the best practices of full-stack development. ​We discussed the importance of proficiency ​in front-end and back-end technologies, ​writing clean and maintainable code, ​familiarity with version control systems, ​knowledge of database management, ​applying security best practices, ​debugging and optimizing code, and continuous learning. ​By mastering these best practices, ​you'll be well equipped to tackle ​the challenges of full-stack developmen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7T15:47:15.025000000</dc:date>
    <meta:editing-duration>PT1M1S</meta:editing-duration>
    <meta:editing-cycles>1</meta:editing-cycles>
    <meta:document-statistic meta:table-count="0" meta:image-count="0" meta:object-count="0" meta:page-count="2" meta:paragraph-count="22" meta:word-count="641" meta:character-count="4564" meta:non-whitespace-character-count="3849"/>
    <meta:generator>LibreOffice/7.3.4.2$Windows_X86_64 LibreOffice_project/728fec16bd5f605073805c3c9e7c4212a0120dc5</meta:generator>
  </office:meta>
</office:document-meta>
</file>